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text:span text:style-name="T1">Daniel Cornwell (Deputy Project Manager)</text:span></text:p>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Standard">Agreed with Daniel</text:p>
      <text:p text:style-name="Standard"/>
      <text:p text:style-name="P1">Daniel Steucy</text:p>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implementation and test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Standard">Agreed with Daniel</text:p>
      <text:p text:style-name="Standard"/>
      <text:p text:style-name="P1">Adrian Gawryszewski</text:p>
      <text:p text:style-name="Standard"/>
      <text:p text:style-name="Standard">Adrian's duties involved certain aspects of documentation as well as getting the basic idea of a <text:soft-page-break/>HTML and CSS set-up for the front end of the website. He also took part in JSP conversion of his HTML files into JSP files.</text:p>
      <text:p text:style-name="Standard"/>
      <text:p text:style-name="Standard">Adrian's production of work was relatively consistent and the work he produced was generally fine, however we had 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Agreed with Adrian</text:p>
      <text:p text:style-name="Standard"/>
      <text:p text:style-name="P1">Stoyko Kodzhabeshev</text:p>
      <text:p text:style-name="Standard"/>
      <text:p text:style-name="Standard">Stoyko'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 During implementation and testing week Stoyko was very active in the updating of various tests as well as monster constructors in the set-up for changes in the SQL database and API updates.</text:p>
      <text:p text:style-name="Standard"/>
      <text:p text:style-name="Standard">Stoyko'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Standard">Agreed with Stoyko</text:p>
      <text:p text:style-name="Standard"/>
      <text:p text:style-name="P1">Sam Clements (Deputy QA Manager) </text:p>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text:soft-page-break/>additions during the project. Sam was also responsible for other sections of coding such as breeding, and he also seemed to inadvertently take an active role in general code “maintenance”, making sure things were tabbed properly and that they met the coding standards. While this was 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
      <text:p text:style-name="Standard">Overall Sam's performance was decent and steady, however as he seemed to be one of the best coders of our group, in my opinion he could have done more with the tasks that he was given, or he could have been more active in the harder to code sections of the project. Sam would seem to take it upon his self to do work for which he was perhaps “over 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Standard">Agreed with Sam</text:p>
      <text:p text:style-name="Standard"/>
      <text:p text:style-name="P1">Miles Warburton</text:p>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p text:style-name="P1">John Bolton (QA Manager)</text:p>
      <text:p text:style-name="Standard"/>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text:soft-page-break/>instances when these minutes didn't appear on GitHub or via e-mail.</text:p>
      <text:p text:style-name="Standard"/>
      <text:p text:style-name="Standard">John's job as a QA Manager seemed to dissolve as the project continued. He became less of a QA Manager and more a regular person looking to help in aspects of coding. While I allowed John to continue this, a failure of my own responsibility was that I didn't really notice until too late that his work as a QA Manager was somewhat deficient. John had a requirement to check over people's work as it was done and to try to point out flaws in the documents and coding as well as generally suggest possible improvements.</text:p>
      <text:p text:style-name="Standard"/>
      <text:p text:style-name="Standard">None of the documents that were uploaded to a deliverable seemed to have been checked by John, however he cannot be blamed for this lack of work entirely as work was late to be uploaded to 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P1">James Barnett</text:p>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Agreed with James</text:p>
      <text:p text:style-name="Standard"/>
      <text:p text:style-name="P1">Nathan Hand (Project Manager)</text:p>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hey were doing it, however this might not have been clear to everyone else at any one time. Thus if I was to become sick for any reason, activities such as the project meetings and general work <text:soft-page-break/>allocation would have been very hard for my Deputy Project Manager to pick up on.</text:p>
      <text:p text:style-name="Standard"/>
      <text:p text:style-name="Standard">My overall performance was a very active one and I would often make sure that people had something to do and that they knew exactly it meant to do such things. However over the Christmas period during which I had set a number of tasks for all group members, almost nothing was done during this time. I am aware that I could have been more pro-active over the Christmas period with regards to making sure everyone was actually doing work. Plans regarding any kind of meeting 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
      <text:p text:style-name="Standard">Agreed with Nath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7T21:41:55.87</dc:date>
    <meta:editing-duration>P1DT16H15M8S</meta:editing-duration>
    <meta:editing-cycles>65</meta:editing-cycles>
    <meta:generator>OpenOffice.org/3.4.1$Win32 OpenOffice.org_project/341m1$Build-9593</meta:generator>
    <meta:document-statistic meta:table-count="0" meta:image-count="0" meta:object-count="0" meta:page-count="5" meta:paragraph-count="53" meta:word-count="2331" meta:character-count="13237"/>
  </office:meta>
</office:document-meta>
</file>